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100" officeooo:paragraph-rsid="001a0100"/>
    </style:style>
    <style:style style:name="P2" style:family="paragraph" style:parent-style-name="Standard">
      <style:text-properties officeooo:paragraph-rsid="001a0100"/>
    </style:style>
    <style:style style:name="T1" style:family="text">
      <style:text-properties officeooo:rsid="001a0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</text:p>
      <text:p text:style-name="P1">/equipos/máquina</text:p>
      <text:p text:style-name="P1"/>
      <text:p text:style-name="P1">#2</text:p>
      <text:p text:style-name="P1">/equipos/máquina/hardware</text:p>
      <text:p text:style-name="P1"/>
      <text:p text:style-name="P1">#3</text:p>
      <text:p text:style-name="P1">/equipos/máquina/config</text:p>
      <text:p text:style-name="P1"/>
      <text:p text:style-name="P1">#4</text:p>
      <text:p text:style-name="P1">/equipos/máquina/hardware/fabricante</text:p>
      <text:p text:style-name="P1"/>
      <text:p text:style-name="P1">#5</text:p>
      <text:p text:style-name="P1">/equipos/máquina/hardware/disco</text:p>
      <text:p text:style-name="P1"/>
      <text:p text:style-name="P1">#6</text:p>
      <text:p text:style-name="P1">/equipos/máquina/config/IP</text:p>
      <text:p text:style-name="P1"/>
      <text:p text:style-name="P1">#7</text:p>
      <text:p text:style-name="P1">/equipos/máquina/@nome</text:p>
      <text:p text:style-name="P1"/>
      <text:p text:style-name="P1">#8</text:p>
      <text:p text:style-name="P2"><text:span text:style-name="T1">/equipos/máquina[hardware/gravadora@tipo=”DVD”]/@nome</text:span></text:p>
      <text:p text:style-name="P2"/>
      <text:p text:style-name="P1">#9</text:p>
      <text:p text:style-name="P2">/equipos/máquina/config[role]/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06:41.898000000</meta:creation-date>
    <dc:date>2023-12-12T14:28:35.484000000</dc:date>
    <meta:editing-duration>PT21M54S</meta:editing-duration>
    <meta:editing-cycles>1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8" meta:word-count="18" meta:character-count="282" meta:non-whitespace-character-count="282"/>
  </office:meta>
</office:document-meta>
</file>